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f7e" officeooo:paragraph-rsid="001fef7e"/>
    </style:style>
    <style:style style:name="P2" style:family="paragraph" style:parent-style-name="Standard">
      <style:text-properties fo:font-weight="bold" officeooo:rsid="001fef7e" officeooo:paragraph-rsid="001fef7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ef7e" officeooo:paragraph-rsid="001fef7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 200: Data Driven Decisionmaking</text:p>
      <text:p text:style-name="P2">Reading Assignment Template</text:p>
      <text:p text:style-name="P1"/>
      <text:p text:style-name="P3">Citation for Reading(s):</text:p>
      <text:p text:style-name="P2"/>
      <text:p text:style-name="P2">Reason I've chosen this reading (what is the concrete question you are trying to answer)?:</text:p>
      <text:p text:style-name="P2"/>
      <text:p text:style-name="P2"/>
      <text:p text:style-name="P2"/>
      <text:p text:style-name="P2"/>
      <text:p text:style-name="P2"/>
      <text:p text:style-name="P2">Was this reading helpful in answering your question? <text:s/>If so, why? <text:s/>If not, why not?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at leads did this paper produce? <text:s/>i.e., are there any new citations you will be following up on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rite 1-4 sentences you believe you could include in the final report using this reading, making sure to cite this reading in an appropriate spo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trast this reading to readings other individuals in your group did. <text:s/>What can you learn from your reading not included in theirs? <text:s/>Are there any general themes you can identify across all of the readings, points of agreement or disagreement?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08:26:18.131285181</meta:creation-date>
    <dc:date>2015-10-26T08:29:25.500855552</dc:date>
    <meta:editing-duration>P0D</meta:editing-duration>
    <meta:editing-cycles>1</meta:editing-cycles>
    <meta:document-statistic meta:table-count="0" meta:image-count="0" meta:object-count="0" meta:page-count="1" meta:paragraph-count="8" meta:word-count="124" meta:character-count="750" meta:non-whitespace-character-count="629"/>
    <meta:generator>LibreOffice/4.2.8.2$Linux_x86 LibreOffice_project/420m0$Build-2</meta:generator>
  </office:meta>
</office:document-meta>
</file>